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2D000003019756B0DC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Ebrima" svg:font-family="Ebrima" style:font-adornments="Обычный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eem Kufi" svg:font-family="'Reem Kufi'" style:font-adornments="Жирный" style:font-pitch="variable"/>
    <style:font-face style:name="Times New Roman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Table_20_index_20_heading">
      <style:paragraph-properties fo:break-before="page"/>
    </style:style>
    <style:style style:name="P2" style:family="paragraph" style:parent-style-name="Text_20_body">
      <style:paragraph-properties>
        <style:tab-stops>
          <style:tab-stop style:position="15.748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Heading_20_3">
      <style:text-properties officeooo:paragraph-rsid="00118876"/>
    </style:style>
    <style:style style:name="P7" style:family="paragraph" style:parent-style-name="Standard">
      <style:paragraph-properties fo:break-before="page"/>
      <style:text-properties officeooo:paragraph-rsid="0010ceaf"/>
    </style:style>
    <style:style style:name="P8" style:family="paragraph" style:parent-style-name="Standard">
      <style:text-properties officeooo:paragraph-rsid="000ec175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1887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table-of-content text:style-name="Sect1" text:name="Оглавление1">
        <text:table-of-content-source text:outline-level="10">
          <text:index-title-template text:style-name="Text_20_body">Содержание</text:index-title-template>
          <text:table-of-content-entry-template text:outline-level="1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">Содержание</text:p>
          </text:index-title>
          <text:p text:style-name="P2"><text:a xlink:type="simple" xlink:href="#__RefHeading___Toc2705_2753092287" office:name="Основные направления" text:style-name="Index_20_Link" text:visited-style-name="Index_20_Link">1 Основные направления<text:tab/>3</text:a></text:p>
          <text:p text:style-name="P3"><text:a xlink:type="simple" xlink:href="#__RefHeading___Toc2017_2753092287" office:name="Экспериментальные исследования" text:style-name="Index_20_Link" text:visited-style-name="Index_20_Link">1.1 Экспериментальные исследования<text:tab/>3</text:a></text:p>
          <text:p text:style-name="P4"><text:a xlink:type="simple" xlink:href="#__RefHeading___Toc2019_2753092287" office:name="Разработка и проведение экспериментов" text:style-name="Index_20_Link" text:visited-style-name="Index_20_Link">1.1.1 Разработка и проведение экспериментов<text:tab/>3</text:a></text:p>
          <text:p text:style-name="P4"><text:a xlink:type="simple" xlink:href="#__RefHeading___Toc2021_2753092287" office:name="Сбор данных" text:style-name="Index_20_Link" text:visited-style-name="Index_20_Link">1.1.2 Сбор данных<text:tab/>3</text:a></text:p>
          <text:p text:style-name="P3"><text:a xlink:type="simple" xlink:href="#__RefHeading___Toc2023_2753092287" office:name=" Анализ данных" text:style-name="Index_20_Link" text:visited-style-name="Index_20_Link">1.2 <text:s/>Анализ данных<text:tab/>3</text:a></text:p>
          <text:p text:style-name="P4"><text:a xlink:type="simple" xlink:href="#__RefHeading___Toc2025_2753092287" office:name="Обработка и интерпретация полученных данных" text:style-name="Index_20_Link" text:visited-style-name="Index_20_Link">1.2.1 Обработка и интерпретация полученных данных<text:tab/>3</text:a></text:p>
          <text:p text:style-name="P4"><text:a xlink:type="simple" xlink:href="#__RefHeading___Toc2027_2753092287" office:name="Применение методов моделирования и симуляции" text:style-name="Index_20_Link" text:visited-style-name="Index_20_Link">1.2.2 Применение методов моделирования и симуляции<text:tab/>3</text:a></text:p>
          <text:p text:style-name="P3"><text:a xlink:type="simple" xlink:href="#__RefHeading___Toc2029_2753092287" office:name="Разработка и тестирование прототипов" text:style-name="Index_20_Link" text:visited-style-name="Index_20_Link">1.3 Разработка и тестирование прототипов<text:tab/>4</text:a></text:p>
          <text:p text:style-name="P4"><text:a xlink:type="simple" xlink:href="#__RefHeading___Toc2031_2753092287" office:name="Создание прототипов" text:style-name="Index_20_Link" text:visited-style-name="Index_20_Link">1.3.1 Создание прототипов<text:tab/>4</text:a></text:p>
          <text:p text:style-name="P4"><text:a xlink:type="simple" xlink:href="#__RefHeading___Toc2033_2753092287" office:name="Тестирование прототипов" text:style-name="Index_20_Link" text:visited-style-name="Index_20_Link">1.3.2 Тестирование прототипов<text:tab/>4</text:a></text:p>
          <text:p text:style-name="P4"><text:a xlink:type="simple" xlink:href="#__RefHeading___Toc2035_2753092287" office:name="Подготовка отчётов и презентаций" text:style-name="Index_20_Link" text:visited-style-name="Index_20_Link">1.3.3 Подготовка отчётов и презентаций<text:tab/>4</text:a></text:p>
          <text:p text:style-name="P4"><text:a xlink:type="simple" xlink:href="#__RefHeading___Toc2037_2753092287" office:name="Оформление результатов исследований" text:style-name="Index_20_Link" text:visited-style-name="Index_20_Link">1.3.4 Оформление результатов исследований<text:tab/>4</text:a></text:p>
          <text:p text:style-name="P4"><text:a xlink:type="simple" xlink:href="#__RefHeading___Toc2039_2753092287" office:name="Публикация результатов" text:style-name="Index_20_Link" text:visited-style-name="Index_20_Link">1.3.5 Публикация результатов<text:tab/>4</text:a></text:p>
          <text:p text:style-name="P3"><text:a xlink:type="simple" xlink:href="#__RefHeading___Toc2041_2753092287" office:name="Сотрудничество" text:style-name="Index_20_Link" text:visited-style-name="Index_20_Link">1.4 Сотрудничество<text:tab/>4</text:a></text:p>
          <text:p text:style-name="P4"><text:a xlink:type="simple" xlink:href="#__RefHeading___Toc2043_2753092287" office:name="Работа в команде" text:style-name="Index_20_Link" text:visited-style-name="Index_20_Link">1.4.1 Работа в команде<text:tab/>4</text:a></text:p>
          <text:p text:style-name="P4"><text:a xlink:type="simple" xlink:href="#__RefHeading___Toc2045_2753092287" office:name="Участие в междисциплинарных проектах" text:style-name="Index_20_Link" text:visited-style-name="Index_20_Link">1.4.2 Участие в междисциплинарных проектах<text:tab/>5</text:a></text:p>
          <text:p text:style-name="P3"><text:a xlink:type="simple" xlink:href="#__RefHeading___Toc1491_2753092287" office:name="Рисунок:" text:style-name="Index_20_Link" text:visited-style-name="Index_20_Link">1.5 Рисунок:<text:tab/>6</text:a></text:p>
        </text:index-body>
      </text:table-of-content>
      <text:h text:style-name="P5" text:outline-level="1"><text:bookmark-start text:name="__RefHeading___Toc2705_2753092287"/>Основные направления<text:bookmark-end text:name="__RefHeading___Toc2705_2753092287"/></text:h>
      <text:p text:style-name="Text_20_body">Инженер-исследователь осуществляет свою деятельность в нескольких ключевых направлениях, каждое из которых требует глубоких знаний и специализированных навыков.</text:p>
      <text:h text:style-name="Heading_20_2" text:outline-level="2"><text:bookmark-start text:name="__RefHeading___Toc2017_2753092287"/>Экспериментальные исследования<text:bookmark-end text:name="__RefHeading___Toc2017_2753092287"/></text:h>
      <text:h text:style-name="P6" text:outline-level="3"><text:bookmark-start text:name="__RefHeading___Toc2019_2753092287"/>Разработка и проведение экспериментов<text:bookmark-end text:name="__RefHeading___Toc2019_2753092287"/></text:h>
      <text:p text:style-name="Text_20_body">Без экспериментальной работы не обойтись при тестирование новых материалов, изучении поведения систем в различных условиях и оптимизации процессов.</text:p>
      <text:h text:style-name="Heading_20_3" text:outline-level="3"><text:bookmark-start text:name="__RefHeading___Toc2021_2753092287"/>Сбор данных<text:bookmark-end text:name="__RefHeading___Toc2021_2753092287"/></text:h>
      <text:p text:style-name="Text_20_body">Сбор данные невозможно представить без использование лабораторного оборудования и технологий. Инженеры-исследователи работают с различными инструментами и устройствами, такими как спектрометры, микроскопы, датчики и т. д.</text:p>
      <text:h text:style-name="Heading_20_2" text:outline-level="2"><text:bookmark-start text:name="__RefHeading___Toc2023_2753092287"/><text:s/>Анализ данных<text:bookmark-end text:name="__RefHeading___Toc2023_2753092287"/></text:h>
      <text:h text:style-name="Heading_20_3" text:outline-level="3"><text:bookmark-start text:name="__RefHeading___Toc2025_2753092287"/>Обработка и интерпретация полученных данных<text:bookmark-end text:name="__RefHeading___Toc2025_2753092287"/></text:h>
      <text:p text:style-name="Text_20_body">Без анализа и интерпретации собранные данные будут просто занимать место на жёстком диске. Инженеры обрабатывают их, строят графики и делают выводы с использованием статистических методов и программного обеспечения (например, MATLAB, Python, R).</text:p>
      <text:h text:style-name="Heading_20_3" text:outline-level="3"><text:bookmark-start text:name="__RefHeading___Toc2027_2753092287"/>Применение методов моделирования и симуляции<text:bookmark-end text:name="__RefHeading___Toc2027_2753092287"/></text:h>
      <text:p text:style-name="Text_20_body">Для анализа результатов и прогнозирования поведения систем инженеры применяют моделирование. Это позволяет инженерам-исследователям выявлять закономерности и тенденции, а также оптимизировать процессы.</text:p>
      <text:h text:style-name="Heading_20_2" text:outline-level="2"><text:bookmark-start text:name="__RefHeading___Toc2029_2753092287"/><text:soft-page-break/>Разработка и тестирование прототипов<text:bookmark-end text:name="__RefHeading___Toc2029_2753092287"/></text:h>
      <text:h text:style-name="Heading_20_3" text:outline-level="3"><text:bookmark-start text:name="__RefHeading___Toc2031_2753092287"/>Создание прототипов<text:bookmark-end text:name="__RefHeading___Toc2031_2753092287"/></text:h>
      <text:p text:style-name="Text_20_body">Самая важная задача инженера-исследователя - создавать новые продукты или технологии на основе результатов исследований. Это может быть как физическое моделирование, так и виртуальное прототипирование с использованием CAD-программ.</text:p>
      <text:h text:style-name="Heading_20_3" text:outline-level="3"><text:bookmark-start text:name="__RefHeading___Toc2033_2753092287"/>Тестирование прототипов<text:bookmark-end text:name="__RefHeading___Toc2033_2753092287"/></text:h>
      <text:p text:style-name="Text_20_body">Перед тем, как стать полноценным продуктом, экспериментальные образцы необходимо испытать для оценки их эффективности и надёжности. Такая деятельность включает в себя проведение испытаний в контролируемых условиях и анализ полученных результатов.</text:p>
      <text:h text:style-name="Heading_20_3" text:outline-level="3"><text:bookmark-start text:name="__RefHeading___Toc2035_2753092287"/>Подготовка отчётов и презентаций<text:bookmark-end text:name="__RefHeading___Toc2035_2753092287"/></text:h>
      <text:h text:style-name="Heading_20_3" text:outline-level="3"><text:bookmark-start text:name="__RefHeading___Toc2037_2753092287"/>Оформление результатов исследований<text:bookmark-end text:name="__RefHeading___Toc2037_2753092287"/></text:h>
      <text:p text:style-name="Text_20_body">Результаты оформляются и закрепляются в виде отчётов, статей и презентаций. Это требует навыков письменной и устной коммуникации, а также умения наглядно представлять данные.</text:p>
      <text:h text:style-name="Heading_20_3" text:outline-level="3"><text:bookmark-start text:name="__RefHeading___Toc2039_2753092287"/>Публикация результатов<text:bookmark-end text:name="__RefHeading___Toc2039_2753092287"/></text:h>
      <text:p text:style-name="Text_20_body">Закреплённые в виде текста результаты нужно обязательно публиковать в научных журналах и представлять на конференциях для обмена знаниями с коллегами.</text:p>
      <text:h text:style-name="Heading_20_2" text:outline-level="2"><text:bookmark-start text:name="__RefHeading___Toc2041_2753092287"/>Сотрудничество<text:bookmark-end text:name="__RefHeading___Toc2041_2753092287"/></text:h>
      <text:h text:style-name="Heading_20_3" text:outline-level="3"><text:bookmark-start text:name="__RefHeading___Toc2043_2753092287"/>Работа в команде<text:bookmark-end text:name="__RefHeading___Toc2043_2753092287"/></text:h>
      <text:p text:style-name="Text_20_body">Современным инженерам необходимо <text:span text:style-name="T1">взаи</text:span><text:span text:style-name="T2">v</text:span><text:span text:style-name="T1">одействовать</text:span> с другими специалистами (инженерами, учёными, дизайнерами) для решения комплексных задач. Это способствует интеграции различных областей знаний и разработке инновационных решений.</text:p>
      <text:h text:style-name="Heading_20_3" text:outline-level="3"><text:bookmark-start text:name="__RefHeading___Toc2045_2753092287"/><text:soft-page-break/>Участие в междисциплинарных проектах<text:bookmark-end text:name="__RefHeading___Toc2045_2753092287"/></text:h>
      <text:p text:style-name="Text_20_body">Сегодня инженеров активно привлекают для разработки новых технологий и продуктов. Например, сотрудничество с биологами при создании медицинских устройств или с архитекторами при проектировании умных городов.</text:p>
      <text:p text:style-name="P7"/>
      <text:h text:style-name="Heading_20_2" text:outline-level="2"><text:bookmark-start text:name="__RefHeading___Toc1491_2753092287"/>Рисунок:<text:bookmark-end text:name="__RefHeading___Toc1491_2753092287"/></text:h>
      <text:p text:style-name="P8"><draw:frame draw:style-name="fr1" draw:name="Изображение1" text:anchor-type="char" svg:width="17cm" svg:height="16.08cm" draw:z-index="0"><draw:image xlink:href="Pictures/100000000000032D000003019756B0D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Ebrima" svg:font-family="Ebrima" style:font-adornments="Обычный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eem Kufi" svg:font-family="'Reem Kufi'" style:font-adornments="Жирный" style:font-pitch="variable"/>
    <style:font-face style:name="Times New Roman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chapter">
      <style:paragraph-properties fo:margin-top="0cm" fo:margin-bottom="0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align="center" style:justify-single-word="false" fo:text-indent="0cm" style:auto-text-indent="false" text:number-lines="false" text:line-number="0"/>
      <style:text-properties fo:text-transform="uppercase" style:font-name="Reem Kufi" fo:font-family="'Reem Kufi'" style:font-style-name="Жирный" style:font-pitch="variable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 fo:text-indent="1.251cm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index_20_heading" style:display-name="Table index heading" style:family="paragraph" style:parent-style-name="Index_20_Heading" style:class="index">
      <style:paragraph-properties fo:margin-left="0cm" fo:text-align="center" style:justify-single-word="false" fo:text-indent="0cm" style:auto-text-indent="false" text:number-lines="false" text:line-number="0"/>
      <style:text-properties fo:text-transform="uppercase" style:font-name="Ebrima" fo:font-family="Ebrima" style:font-style-name="Обычный" style:font-pitch="variable" fo:font-size="16pt" fo:font-weight="normal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Заголовок_20_1_20_без_20_номера" style:display-name="Заголовок 1 без номера" style:family="paragraph" style:parent-style-name="Heading" style:default-outline-level="1" style:list-style-name=""/>
    <style:style style:name="Contents_20_6" style:display-name="Contents 6" style:family="paragraph" style:parent-style-name="Index" style:class="index">
      <style:paragraph-properties fo:margin-left="2.499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Object_20_index_20_heading" style:display-name="Object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Inline_20_Heading" style:display-name="Inline Heading" style:family="graphic">
      <style:graphic-properties fo:min-width="0cm" fo:min-height="0cm" text:anchor-type="as-char" svg:y="0cm" fo:margin-left="0cm" fo:margin-right="0cm" style:vertical-pos="middle" style:vertical-rel="tex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9T09:45:14.622817200</meta:creation-date>
    <dc:date>2025-09-09T11:38:19.465039100</dc:date>
    <meta:editing-duration>PT8M3S</meta:editing-duration>
    <meta:editing-cycles>1</meta:editing-cycles>
    <meta:document-statistic meta:table-count="0" meta:image-count="1" meta:object-count="0" meta:page-count="6" meta:paragraph-count="46" meta:word-count="410" meta:character-count="3295" meta:non-whitespace-character-count="2946"/>
    <meta:generator>LibreOffice/25.8.1.1$Windows_X86_64 LibreOffice_project/54047653041915e595ad4e45cccea684809c77b5</meta:generator>
  </office:meta>
</office:document-meta>
</file>